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499a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499a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499a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499a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499a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499a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499a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499a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499a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499a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499a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499a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499a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499a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499a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499a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499a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Reiliannys Waleska Marrero Sànch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8/2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2550396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osè Smith Sànchez Garcìa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692107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08.65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2" meta:non-whitespace-character-count="1003"/>
    <meta:template xlink:type="simple" xlink:actuate="onRequest" xlink:title="Normal" xlink:href=""/>
  </office:meta>
</office:document-meta>
</file>